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/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 table:number-columns-repeated="1007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 table:number-columns-repeated="2"/>
          <table:table-cell table:number-columns-repeated="6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01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5-30T01:13:35</dc:date>
    <meta:editing-duration>PT01H24M20S</meta:editing-duration>
    <meta:editing-cycles>5</meta:editing-cycles>
    <meta:generator>OpenOffice.org/3.1$Linux OpenOffice.org_project/310m19$Build-9420</meta:gener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